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7">
            <text:p>Beta-109617</text:p>
          </table:table-cell>
          <table:table-cell office:value-type="float" office:value="66.71">
            <text:p>66.71</text:p>
          </table:table-cell>
          <table:table-cell office:value-type="float" office:value="34.35">
            <text:p>34.35</text:p>
          </table:table-cell>
          <table:table-cell office:value-type="float" office:value="3910.0">
            <text:p>3910.0</text:p>
          </table:table-cell>
          <table:table-cell office:value-type="float" office:value="156.07">
            <text:p>156.0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4752">
            <text:p>Beta-104752</text:p>
          </table:table-cell>
          <table:table-cell office:value-type="float" office:value="66.69">
            <text:p>66.69</text:p>
          </table:table-cell>
          <table:table-cell office:value-type="float" office:value="34.32">
            <text:p>34.32</text:p>
          </table:table-cell>
          <table:table-cell office:value-type="float" office:value="9030.0">
            <text:p>9030.0</text:p>
          </table:table-cell>
          <table:table-cell office:value-type="float" office:value="184.01">
            <text:p>184.0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3">
            <text:p>41.3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MGU-IOAN-181">
            <text:p>MGU-IOAN-181</text:p>
          </table:table-cell>
          <table:table-cell office:value-type="float" office:value="66.67">
            <text:p>66.67</text:p>
          </table:table-cell>
          <table:table-cell office:value-type="float" office:value="34.31">
            <text:p>34.31</text:p>
          </table:table-cell>
          <table:table-cell office:value-type="float" office:value="5000.0">
            <text:p>5000.0</text:p>
          </table:table-cell>
          <table:table-cell office:value-type="float" office:value="481.52">
            <text:p>481.52</text:p>
          </table:table-cell>
          <table:table-cell office:value-type="string" office:value="shells (Astarte)">
            <text:p>shells (Astarte)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0897247358851685">
            <text:p>1.0897247358851685</text:p>
          </table:table-cell>
          <table:table-cell office:value-type="float" office:value="1.0897247358851685">
            <text:p>1.0897247358851685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4">
            <text:p>Beta-109614</text:p>
          </table:table-cell>
          <table:table-cell office:value-type="float" office:value="66.7">
            <text:p>66.7</text:p>
          </table:table-cell>
          <table:table-cell office:value-type="float" office:value="34.33">
            <text:p>34.33</text:p>
          </table:table-cell>
          <table:table-cell office:value-type="float" office:value="11230.0">
            <text:p>11230.0</text:p>
          </table:table-cell>
          <table:table-cell office:value-type="float" office:value="367.5">
            <text:p>367.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6">
            <text:p>Beta-109616</text:p>
          </table:table-cell>
          <table:table-cell office:value-type="float" office:value="66.73">
            <text:p>66.73</text:p>
          </table:table-cell>
          <table:table-cell office:value-type="float" office:value="34.25">
            <text:p>34.25</text:p>
          </table:table-cell>
          <table:table-cell office:value-type="float" office:value="3300.0">
            <text:p>3300.0</text:p>
          </table:table-cell>
          <table:table-cell office:value-type="float" office:value="156.07">
            <text:p>156.0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3">
            <text:p>Beta-109613</text:p>
          </table:table-cell>
          <table:table-cell office:value-type="float" office:value="66.78">
            <text:p>66.78</text:p>
          </table:table-cell>
          <table:table-cell office:value-type="float" office:value="34.27">
            <text:p>34.27</text:p>
          </table:table-cell>
          <table:table-cell office:value-type="float" office:value="10560.0">
            <text:p>1056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2">
            <text:p>Beta-109612</text:p>
          </table:table-cell>
          <table:table-cell office:value-type="float" office:value="66.78">
            <text:p>66.78</text:p>
          </table:table-cell>
          <table:table-cell office:value-type="float" office:value="34.24">
            <text:p>34.24</text:p>
          </table:table-cell>
          <table:table-cell office:value-type="float" office:value="5690.0">
            <text:p>5690.0</text:p>
          </table:table-cell>
          <table:table-cell office:value-type="float" office:value="160.81">
            <text:p>160.8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6548">
            <text:p>Beta-106548</text:p>
          </table:table-cell>
          <table:table-cell office:value-type="float" office:value="66.78">
            <text:p>66.78</text:p>
          </table:table-cell>
          <table:table-cell office:value-type="float" office:value="34.27">
            <text:p>34.27</text:p>
          </table:table-cell>
          <table:table-cell office:value-type="float" office:value="6240.0">
            <text:p>6240.0</text:p>
          </table:table-cell>
          <table:table-cell office:value-type="float" office:value="171.63">
            <text:p>171.63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0.0">
            <text:p>30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LU-337">
            <text:p>LU-337</text:p>
          </table:table-cell>
          <table:table-cell office:value-type="float" office:value="66.61">
            <text:p>66.61</text:p>
          </table:table-cell>
          <table:table-cell office:value-type="float" office:value="34.74">
            <text:p>34.74</text:p>
          </table:table-cell>
          <table:table-cell office:value-type="float" office:value="7360.0">
            <text:p>7360.0</text:p>
          </table:table-cell>
          <table:table-cell office:value-type="float" office:value="154.46">
            <text:p>154.4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4751">
            <text:p>Beta-104751</text:p>
          </table:table-cell>
          <table:table-cell office:value-type="float" office:value="66.69">
            <text:p>66.69</text:p>
          </table:table-cell>
          <table:table-cell office:value-type="float" office:value="34.32">
            <text:p>34.32</text:p>
          </table:table-cell>
          <table:table-cell office:value-type="float" office:value="9940.0">
            <text:p>9940.0</text:p>
          </table:table-cell>
          <table:table-cell office:value-type="float" office:value="171.63">
            <text:p>171.63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3">
            <text:p>41.3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  <table:table-row>
          <table:table-cell office:value-type="string" office:value="Umba">
            <text:p>Umba</text:p>
          </table:table-cell>
          <table:table-cell office:value-type="string" office:value="radiocarbon">
            <text:p>radiocarbon</text:p>
          </table:table-cell>
          <table:table-cell office:value-type="string" office:value="Beta-109614">
            <text:p>Beta-109614</text:p>
          </table:table-cell>
          <table:table-cell office:value-type="float" office:value="66.7">
            <text:p>66.7</text:p>
          </table:table-cell>
          <table:table-cell office:value-type="float" office:value="34.33">
            <text:p>34.33</text:p>
          </table:table-cell>
          <table:table-cell office:value-type="float" office:value="7210.0">
            <text:p>7210.0</text:p>
          </table:table-cell>
          <table:table-cell office:value-type="float" office:value="367.5">
            <text:p>367.5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.0">
            <text:p>36.0</text:p>
          </table:table-cell>
          <table:table-cell office:value-type="float" office:value="4.3927439363113345">
            <text:p>4.3927439363113345</text:p>
          </table:table-cell>
          <table:table-cell office:value-type="float" office:value="4.3927439363113345">
            <text:p>4.3927439363113345</text:p>
          </table:table-cell>
          <table:table-cell office:value-type="string" office:value="KolkaEtal2013,BaranskayaEtal2018">
            <text:p>KolkaEtal2013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